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1" style:family="table">
      <style:table-properties style:width="15.997cm" style:rel-width="100%" fo:break-before="column" table:align="right" style:may-break-between-rows="false" style:writing-mode="lr-tb"/>
    </style:style>
    <style:style style:name="Table1.A" style:family="table-column">
      <style:table-column-properties style:column-width="7.992cm" style:rel-column-width="4805*"/>
    </style:style>
    <style:style style:name="Table1.B" style:family="table-column">
      <style:table-column-properties style:column-width="8.005cm" style:rel-column-width="4812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5.997cm" style:rel-width="100%" table:align="right" style:may-break-between-rows="false" style:writing-mode="lr-tb"/>
    </style:style>
    <style:style style:name="Table2.A" style:family="table-column">
      <style:table-column-properties style:column-width="7.992cm" style:rel-column-width="4805*"/>
    </style:style>
    <style:style style:name="Table2.B" style:family="table-column">
      <style:table-column-properties style:column-width="8.005cm" style:rel-column-width="4812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 fo:font-weight="bold" style:font-weight-asian="bold" style:font-weight-complex="bold"/>
    </style:style>
    <style:style style:name="P2" style:family="paragraph" style:parent-style-name="Standard">
      <style:text-properties style:use-window-font-color="true" fo:font-weight="bold" officeooo:rsid="001e014f" officeooo:paragraph-rsid="001e014f" style:font-weight-asian="bold" style:font-weight-complex="bold"/>
    </style:style>
    <style:style style:name="P3" style:family="paragraph" style:parent-style-name="Standard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Tahoma" fo:font-size="11pt" officeooo:paragraph-rsid="002c7fa8" style:font-size-asian="11pt" style:font-size-complex="11pt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style:font-name="Tahoma" fo:font-weight="bold" style:font-weight-asian="bold" style:font-weight-complex="bold"/>
    </style:style>
    <style:style style:name="P8" style:family="paragraph" style:parent-style-name="Standard2">
      <style:text-properties style:font-name="Tahoma" fo:font-size="11pt" fo:font-weight="bold" officeooo:paragraph-rsid="002c7fa8" style:font-size-asian="11pt" style:font-weight-asian="bold" style:font-size-complex="11pt" style:font-weight-complex="bold"/>
    </style:style>
    <style:style style:name="P9" style:family="paragraph" style:parent-style-name="Standard2">
      <style:paragraph-properties fo:text-align="end" style:justify-single-word="false"/>
      <style:text-properties style:font-name="Tahoma" fo:font-size="11pt" fo:font-weight="bold" officeooo:paragraph-rsid="002c7fa8" style:font-size-asian="11pt" style:font-weight-asian="bold" style:font-size-complex="11pt" style:font-weight-complex="bold"/>
    </style:style>
    <style:style style:name="P10" style:family="paragraph" style:parent-style-name="pmParaKeepWithNext">
      <style:text-properties style:font-name="Tahoma" fo:font-size="11pt" style:font-size-asian="11pt" style:font-size-complex="11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style:use-window-font-color="true" fo:font-weight="bold" officeooo:rsid="001e014f" officeooo:paragraph-rsid="001e014f" style:font-weight-asian="bold" style:font-weight-complex="bold"/>
    </style:style>
    <style:style style:name="P13" style:family="paragraph" style:parent-style-name="Standard">
      <style:text-properties style:use-window-font-color="true" fo:font-style="normal" officeooo:paragraph-rsid="00339f13" style:font-style-asian="normal" style:font-style-complex="normal"/>
    </style:style>
    <style:style style:name="P14" style:family="paragraph" style:parent-style-name="Standard2">
      <style:text-properties style:font-name="Liberation Sans" fo:font-weight="bold" officeooo:rsid="0028370e" officeooo:paragraph-rsid="002d8e27" style:font-weight-asian="bold" style:font-weight-complex="bold"/>
    </style:style>
    <style:style style:name="P15" style:family="paragraph" style:parent-style-name="Standard2">
      <style:paragraph-properties fo:text-align="end" style:justify-single-word="false"/>
      <style:text-properties style:font-name="Liberation Sans" fo:font-weight="bold" officeooo:rsid="0028370e" officeooo:paragraph-rsid="002d8e27" style:font-weight-asian="bold" style:font-weight-complex="bold"/>
    </style:style>
    <style:style style:name="P16" style:family="paragraph" style:parent-style-name="Standard2">
      <style:text-properties style:font-name="Liberation Sans" fo:font-weight="bold" officeooo:paragraph-rsid="002aec3a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weight="bold" officeooo:paragraph-rsid="002aec3a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579c6"/>
    </style:style>
    <style:style style:name="T6" style:family="text">
      <style:text-properties fo:font-weight="normal" officeooo:rsid="001e0fce" style:font-weight-asian="normal" style:font-weight-complex="normal"/>
    </style:style>
    <style:style style:name="T7" style:family="text">
      <style:text-properties officeooo:rsid="0073fbc0"/>
    </style:style>
    <style:style style:name="T8" style:family="text">
      <style:text-properties officeooo:rsid="006f986f"/>
    </style:style>
    <style:style style:name="T9" style:family="text">
      <style:text-properties officeooo:rsid="002c7fa8"/>
    </style:style>
    <style:style style:name="T10" style:family="text">
      <style:text-properties officeooo:rsid="001623a7"/>
    </style:style>
    <style:style style:name="T11" style:family="text">
      <style:text-properties officeooo:rsid="0017d7cf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éance du <text:text-input text:description="">self.Title()</text:text-input><text:span text:style-name="T1"><text:line-break/></text:span></text:p>
      <text:p text:style-name="P3">Composition de l'assemblée :</text:p>
      <text:p text:style-name="P13"><office:annotation><dc:date>2008-08-18T00:00:00</dc:date><text:p>do text if self.getAssembly()</text:p><text:p>from xhtml(view.printAssembly())</text:p></office:annotation><text:span text:style-name="T10">Assemblée</text:span></text:p>
      <text:p text:style-name="P13"><office:annotation><dc:creator>Auteur inconnu</dc:creator><dc:date>2019-02-15T15:35:08.269922766</dc:date><text:p text:style-name="P18"><text:span text:style-name="T12">do text if self.getAttendees()</text:span></text:p><text:p text:style-name="P18"><text:span text:style-name="T12">from xhtml(view.print_attendees())</text:span></text:p></office:annotation><text:span text:style-name="T11">Attendees</text:span></text:p>
      <text:p text:style-name="P13"/>
      <text:p text:style-name="P2">Observations :</text:p>
      <text:p text:style-name="P2"><office:annotation><dc:creator>Auteur inconnu</dc:creator><dc:date>2016-03-09T15:45:51</dc:date><text:p><text:span text:style-name="T16">do text</text:span></text:p><text:p>from xhtml(view.printXhtml(self, self.getObservations()) or 'Aucune.')</text:p></office:annotation><text:span text:style-name="T6">Observations</text:span></text:p>
      <text:p text:style-name="P1"/>
      <text:p text:style-name="P1">Le <text:text-input text:description="">meetingConfig.Title()</text:text-input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listTypes=['normal'], ignore_review_states=[])))</text:p></office:annotation><text:span text:style-name="T2"><text:text-input text:description="">self.getFirstItemNumber()+item[0]</text:text-input></text:span></text:p>
          </table:table-cell>
          <table:table-cell table:style-name="Tableau3.B1" office:value-type="string">
            <text:p text:style-name="P6"><text:text-input text:description="">item[1].Title()</text:text-input></text:p>
            <text:p text:style-name="Table_20_Contents"><office:annotation><dc:date>2008-08-18T00:00:00</dc:date><text:p>do text</text:p><text:p><text:span text:style-name="T15">from xhtml(view.printXhtml(item[1], (item[1].getMotivation(), '&lt;p&gt;&lt;strong&gt;DECIDE:&lt;/strong&gt;&lt;/p&gt;', item[1].getDecision())))</text:span>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9"><text:span text:style-name="T14">do text if item[1].getNote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9"><text:span text:style-name="T14">do text if item[1].getNotes()</text:span></text:p><text:p text:style-name="P19"><text:span text:style-name="T14">from xhtml(view.printXhtml(item[1], item[1].getObservations()))</text:span></text:p></office:annotation></text:span><text:span text:style-name="T5">Note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itemUids=itemUids, listTypes=['late'], ignore_review_states=[])))</text:p></office:annotation><text:span text:style-name="T2"><text:text-input text:description="">self.getFirstItemNumber()+len(self.adapted().getPrintableItems(itemUids=itemUids, ignore_review_states=['delayed', ]))+item[0]</text:text-input></text:span></text:p>
          </table:table-cell>
          <table:table-cell table:style-name="Tableau2.A1" office:value-type="string">
            <text:p text:style-name="P7"><text:text-input text:description="">item[1].Title()</text:text-input></text:p>
            <text:p text:style-name="P5"><office:annotation><dc:date>2008-08-18T00:00:00</dc:date><text:p>do text</text:p><text:p><text:span text:style-name="T15">from xhtml(view.printXhtml(item[1], (item[1].getMotivation(), '&lt;p&gt;&lt;strong&gt;DECIDE:&lt;/strong&gt;&lt;/p&gt;', item[1].getDecision())))</text:span></text:p></office:annotation>Decision</text:p>
            <text:p text:style-name="P5"><text:span text:style-name="T3"><text:line-break/></text:span><text:span text:style-name="T3"><office:annotation><dc:creator>Gauthier Bastien</dc:creator><dc:date>2011-03-09T10:36:11</dc:date><text:p text:style-name="P19"><text:span text:style-name="T14">do text if item[1].getNotes()</text:span></text:p></office:annotation></text:span><text:span text:style-name="T3">Interventions :</text:span></text:p>
            <text:p text:style-name="P5"><text:span text:style-name="T3"><office:annotation><dc:creator>Gauthier Bastien</dc:creator><dc:date>2011-03-09T10:36:11</dc:date><text:p text:style-name="P19"><text:span text:style-name="T14">do text if item[1].getNotes()</text:span></text:p><text:p text:style-name="P19"><text:span text:style-name="T14">from xhtml(view.printXhtml(item[1], item[1].getObservations()))</text:span></text:p></office:annotation></text:span><text:span text:style-name="T5">Note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office:annotation><dc:creator>Auteur inconnu</dc:creator><dc:date>2017-02-15T15:46:12</dc:date><text:p text:style-name="P19"><text:span text:style-name="T13">do table if self.getSignatures()</text:span></text:p></office:annotatio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<text:text-input text:description="">self.getSignatures().split('\n')[0]</text:text-input></text:p>
          </table:table-cell>
          <table:table-cell table:style-name="Table1.A1" office:value-type="string">
            <text:p text:style-name="P9"><text:text-input text:description="">self.getSignatures().split('\n')[2]</text:text-input></text:p>
          </table:table-cell>
        </table:table-row>
        <table:table-row>
          <table:table-cell table:style-name="Table1.A1" office:value-type="string">
            <text:p text:style-name="P8">(s) <text:text-input text:description="">self.getSignatures().split('\n')[1]</text:text-input></text:p>
          </table:table-cell>
          <table:table-cell table:style-name="Table1.A1" office:value-type="string">
            <text:p text:style-name="P9"><text:span text:style-name="T9">(s) </text:span><text:text-input text:description="">self.getSignatures().split('\n')[3]</text:text-input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"><office:annotation><dc:creator>Auteur inconnu</dc:creator><dc:date>2017-02-15T15:46:12</dc:date><text:p text:style-name="P19"><text:span text:style-name="T13">do table if <text:s/>self.getSignatories()</text:span></text:p></office:annotation></text:p>
          </table:table-cell>
          <table:covered-table-cell/>
        </table:table-row>
        <table:table-row>
          <table:table-cell table:style-name="Table2.A1" office:value-type="string">
            <text:p text:style-name="P14"><text:text-input text:description="">self.getSignatories(theObjects=True, by_signature_number=True)['1'].get_prefix_for_gender_and_number(include_value=True)</text:text-input></text:p>
          </table:table-cell>
          <table:table-cell table:style-name="Table2.A1" office:value-type="string">
            <text:p text:style-name="P15"><text:text-input text:description="">self.getSignatories(theObjects=True, by_signature_number=True)['2'].get_prefix_for_gender_and_number(include_value=True)</text:text-input></text:p>
          </table:table-cell>
        </table:table-row>
        <table:table-row>
          <table:table-cell table:style-name="Table2.A1" office:value-type="string">
            <text:p text:style-name="P16"><text:span text:style-name="T8">(s) </text:span><text:span text:style-name="T8"><text:text-input text:description="">self.getSignatories(theObjects=True, by_signature_number=True)['1'].get_person_title(include_person_title=False)</text:text-input></text:span></text:p>
          </table:table-cell>
          <table:table-cell table:style-name="Table2.A1" office:value-type="string">
            <text:p text:style-name="P17"><text:span text:style-name="T8">(s) </text:span><text:span text:style-name="T8"><text:text-input text:description="">self.getSignatories(theObjects=True, by_signature_number=True)['2'].get_person_title(include_person_title=False)</text:text-input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loext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5T15:50:35</meta:creation-date>
    <dc:language>fr-BE</dc:language>
    <meta:editing-cycles>49</meta:editing-cycles>
    <meta:editing-duration>PT44M17S</meta:editing-duration>
    <meta:initial-creator>Gauthier Bastien</meta:initial-creator>
    <dc:date>2019-02-15T15:39:16.845147939</dc:date>
    <meta:document-statistic meta:table-count="4" meta:image-count="0" meta:object-count="0" meta:page-count="2" meta:paragraph-count="28" meta:word-count="79" meta:character-count="1034" meta:non-whitespace-character-count="1005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